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ae75" officeooo:paragraph-rsid="000bae75"/>
    </style:style>
    <style:style style:name="P2" style:family="paragraph" style:parent-style-name="Standard">
      <style:text-properties officeooo:rsid="000bae75" officeooo:paragraph-rsid="000daa25"/>
    </style:style>
    <style:style style:name="P3" style:family="paragraph" style:parent-style-name="Standard">
      <style:text-properties style:text-underline-style="solid" style:text-underline-width="auto" style:text-underline-color="font-color" officeooo:rsid="000bae75" officeooo:paragraph-rsid="000bae75"/>
    </style:style>
    <style:style style:name="P4" style:family="paragraph" style:parent-style-name="Standard">
      <style:text-properties style:text-underline-style="solid" style:text-underline-width="auto" style:text-underline-color="font-color" officeooo:rsid="000daa25" officeooo:paragraph-rsid="000daa25"/>
    </style:style>
    <style:style style:name="P5" style:family="paragraph" style:parent-style-name="Standard">
      <style:text-properties officeooo:rsid="000daa25" officeooo:paragraph-rsid="000daa25"/>
    </style:style>
    <style:style style:name="P6" style:family="paragraph" style:parent-style-name="Standard">
      <style:text-properties officeooo:rsid="000de4b9" officeooo:paragraph-rsid="000de4b9"/>
    </style:style>
    <style:style style:name="P7" style:family="paragraph" style:parent-style-name="Standard">
      <style:text-properties officeooo:rsid="000de4b9" officeooo:paragraph-rsid="000daa25"/>
    </style:style>
    <style:style style:name="P8" style:family="paragraph" style:parent-style-name="Standard">
      <style:text-properties officeooo:rsid="000e0297" officeooo:paragraph-rsid="000daa25"/>
    </style:style>
    <style:style style:name="P9" style:family="paragraph" style:parent-style-name="Standard">
      <style:text-properties officeooo:rsid="000e0297" officeooo:paragraph-rsid="000e0297"/>
    </style:style>
    <style:style style:name="P10" style:family="paragraph" style:parent-style-name="Standard">
      <style:text-properties officeooo:rsid="000fe12a" officeooo:paragraph-rsid="000fe12a"/>
    </style:style>
    <style:style style:name="P11" style:family="paragraph" style:parent-style-name="Standard">
      <style:text-properties officeooo:rsid="001103ad" officeooo:paragraph-rsid="001103ad"/>
    </style:style>
    <style:style style:name="P12" style:family="paragraph" style:parent-style-name="Standard">
      <style:text-properties officeooo:rsid="000de4b9" officeooo:paragraph-rsid="000daa25"/>
    </style:style>
    <style:style style:name="P13" style:family="paragraph" style:parent-style-name="Standard">
      <style:text-properties officeooo:rsid="000e0297" officeooo:paragraph-rsid="000daa25"/>
    </style:style>
    <style:style style:name="P14" style:family="paragraph" style:parent-style-name="Standard">
      <style:text-properties officeooo:rsid="00124fcd" officeooo:paragraph-rsid="00124fcd"/>
    </style:style>
    <style:style style:name="P15" style:family="paragraph" style:parent-style-name="Standard">
      <style:text-properties officeooo:rsid="000daa25" officeooo:paragraph-rsid="000daa25"/>
    </style:style>
    <style:style style:name="P16" style:family="paragraph" style:parent-style-name="Standard">
      <style:text-properties officeooo:rsid="00179a37" officeooo:paragraph-rsid="00179a37"/>
    </style:style>
    <style:style style:name="P17" style:family="paragraph" style:parent-style-name="Standard">
      <style:text-properties officeooo:rsid="001931d0" officeooo:paragraph-rsid="001931d0"/>
    </style:style>
    <style:style style:name="P18" style:family="paragraph" style:parent-style-name="Standard">
      <style:text-properties style:text-underline-style="solid" style:text-underline-width="auto" style:text-underline-color="font-color" officeooo:rsid="001931d0" officeooo:paragraph-rsid="001931d0"/>
    </style:style>
    <style:style style:name="P19" style:family="paragraph" style:parent-style-name="Standard">
      <style:text-properties style:text-underline-style="none" officeooo:rsid="001931d0" officeooo:paragraph-rsid="001931d0"/>
    </style:style>
    <style:style style:name="P20" style:family="paragraph" style:parent-style-name="Standard">
      <style:text-properties style:text-underline-style="none" officeooo:rsid="001ae13d" officeooo:paragraph-rsid="001ae13d"/>
    </style:style>
    <style:style style:name="P21" style:family="paragraph" style:parent-style-name="Standard">
      <style:text-properties officeooo:rsid="001103ad" officeooo:paragraph-rsid="001103ad"/>
    </style:style>
    <style:style style:name="P22" style:family="paragraph" style:parent-style-name="Standard">
      <style:text-properties officeooo:rsid="001ae13d" officeooo:paragraph-rsid="001ae13d"/>
    </style:style>
    <style:style style:name="P23" style:family="paragraph" style:parent-style-name="Standard">
      <style:text-properties fo:font-size="16pt" fo:font-weight="bold" officeooo:rsid="000bae75" officeooo:paragraph-rsid="000bae75" style:font-size-asian="16pt" style:font-weight-asian="bold" style:font-size-complex="16pt" style:font-weight-complex="bold"/>
    </style:style>
    <style:style style:name="P24" style:family="paragraph" style:parent-style-name="Standard">
      <style:text-properties officeooo:rsid="000bae75" officeooo:paragraph-rsid="000bae75"/>
    </style:style>
    <style:style style:name="P25" style:family="paragraph" style:parent-style-name="Standard">
      <style:text-properties officeooo:rsid="001b2d0e" officeooo:paragraph-rsid="001b2d0e"/>
    </style:style>
    <style:style style:name="T1" style:family="text">
      <style:text-properties officeooo:rsid="000daa25"/>
    </style:style>
    <style:style style:name="T2" style:family="text">
      <style:text-properties officeooo:rsid="000de4b9"/>
    </style:style>
    <style:style style:name="T3" style:family="text">
      <style:text-properties officeooo:rsid="000e0297"/>
    </style:style>
    <style:style style:name="T4" style:family="text">
      <style:text-properties officeooo:rsid="000fe12a"/>
    </style:style>
    <style:style style:name="T5" style:family="text">
      <style:text-properties officeooo:rsid="001379fa"/>
    </style:style>
    <style:style style:name="T6" style:family="text">
      <style:text-properties officeooo:rsid="0014bbb7"/>
    </style:style>
    <style:style style:name="T7" style:family="text">
      <style:text-properties officeooo:rsid="00164d8f"/>
    </style:style>
    <style:style style:name="T8" style:family="text">
      <style:text-properties officeooo:rsid="00179a37"/>
    </style:style>
    <style:style style:name="T9" style:family="text">
      <style:text-properties officeooo:rsid="001ae1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alyse du projet :</text:p>
      <text:p text:style-name="P1"/>
      <text:p text:style-name="P3">Ce qui marche :</text:p>
      <text:p text:style-name="P1">* Au <text:span text:style-name="T1">démarrage</text:span> :</text:p>
      <text:p text:style-name="P6"><text:tab/>- La vue de connexion : choix de la difficulté et du nombre de joueur.</text:p>
      <text:p text:style-name="P6"><text:tab/>- La vue inscription : choix des noms des joueurs.</text:p>
      <text:p text:style-name="P1"><text:tab/>- <text:span text:style-name="T2">Puis l</text:span>a création  du plateau, des joueurs et de leurs mains, la création <text:s/>de la messageBox, <text:tab/> <text:s/>du niveau d’eau <text:span text:style-name="T8">(en fonction de la difficulté choisi)</text:span>, <text:span text:style-name="T2">ainsi que la case pour accéder à la <text:tab/> <text:tab/> <text:s/>défausse et les trésors obtenus.</text:span></text:p>
      <text:p text:style-name="P1"><text:tab/>- <text:span text:style-name="T8">L</text:span>e placement des joueurs sur leur case de départ.</text:p>
      <text:p text:style-name="P1"/>
      <text:p text:style-name="P1">* Les boutons :</text:p>
      <text:p text:style-name="P1"><text:tab/>- Le déplacement d’un joueur via le bouton déplacer.</text:p>
      <text:p text:style-name="P1"><text:tab/>- <text:span text:style-name="T8">L</text:span>’assèchement d’une case via le bouton assécher.</text:p>
      <text:p text:style-name="P1"><text:tab/><text:span text:style-name="T1">- La récupération d’un trésor via le bouton.</text:span></text:p>
      <text:p text:style-name="P1"><text:tab/>- <text:span text:style-name="T8">L</text:span>es joueurs ne peuvent faire que <text:s/>3 actions.</text:p>
      <text:p text:style-name="P1"><text:tab/>- <text:span text:style-name="T8">L</text:span>e bouton fin du tour (change <text:span text:style-name="T2">le</text:span> joueur courant).</text:p>
      <text:p text:style-name="P6"><text:tab/>- L’utilisation d’une carte (hélico ou sac de sable) en cliquant sur jouer carte puis en cliquant <text:tab/> <text:s/>sur la carte que l’on veut jouer.</text:p>
      <text:p text:style-name="P1"/>
      <text:p text:style-name="P2"><text:span text:style-name="T1">* Les</text:span> mise<text:span text:style-name="T8">s</text:span> à jour (modèle + vue) :</text:p>
      <text:p text:style-name="P5"><text:tab/>- <text:span text:style-name="T8">D</text:span>u niveau d’eau</text:p>
      <text:p text:style-name="P2"><text:tab/>- <text:span text:style-name="T8">D</text:span>e la position des joueurs</text:p>
      <text:p text:style-name="P1"><text:tab/>- <text:span text:style-name="T8">D</text:span>e l’état de la tuile </text:p>
      <text:p text:style-name="P5"><text:tab/>- <text:span text:style-name="T8">D</text:span>e la main des joueurs </text:p>
      <text:p text:style-name="P5"><text:tab/>- <text:span text:style-name="T8">A</text:span>ffichage d’un texte dans la message box associée à l’action du joueur</text:p>
      <text:p text:style-name="P16"><text:tab/>- De la défausse et des trésors obtenus.</text:p>
      <text:p text:style-name="P6"><text:tab/>- La pioche des cartes inondation et tirage à la fin du tour du joueur courant</text:p>
      <text:p text:style-name="P5"><text:s/></text:p>
      <text:p text:style-name="P5">* Les capacités des aventuriers :</text:p>
      <text:p text:style-name="P5"><text:tab/>- <text:span text:style-name="T8">P</text:span>ilote (peut se déplacer où il veut une fois par tour)</text:p>
      <text:p text:style-name="P5"><text:tab/>- <text:span text:style-name="T8">Plongeur (peut se déplacer librement dans les cases coulées et inondées)</text:span></text:p>
      <text:p text:style-name="P7"><text:tab/>- <text:span text:style-name="T8">N</text:span>avigateur (4 actions au lieu de 3)</text:p>
      <text:p text:style-name="P7"><text:tab/>- <text:span text:style-name="T8">E</text:span>xplorateur (peut assécher et se déplacer en diagonale)</text:p>
      <text:p text:style-name="P10"><text:tab/>- <text:span text:style-name="T8">I</text:span>ngénieur (peut assécher en une action) </text:p>
      <text:p text:style-name="P2"/>
      <text:p text:style-name="P2">* <text:span text:style-name="T1">Fin de partie :</text:span></text:p>
      <text:p text:style-name="P5"><text:tab/>- Vérification à chaque tour si <text:s/>victoire ou défaite</text:p>
      <text:p text:style-name="P2"/>
      <text:p text:style-name="P2">* <text:span text:style-name="T3">gestion des erreurs :</text:span></text:p>
      <text:p text:style-name="P8"><text:tab/>- Si un joueur est sur une case coulée, il devra en sortir avant de pouvoir faire autre chose. <text:tab/> <text:s/><text:span text:style-name="T5">Cependant cela coûte une action.</text:span></text:p>
      <text:p text:style-name="P8"><text:tab/>- Les joueurs doivent avoir un nom.</text:p>
      <text:p text:style-name="P10"><text:tab/>- Les joueurs sont obligés de défausser leur carte (si ils en ont trop), <text:s/>au début de leur tour, et <text:tab/> <text:s/>ne peuvent pas faire autre chose tant qu’ils en ont trop.</text:p>
      <text:p text:style-name="P10"><text:tab/>- Le niveau d’eau ne peut pas excéder 10.</text:p>
      <text:p text:style-name="P10"/>
      <text:p text:style-name="P10"/>
      <text:p text:style-name="P1"/>
      <text:p text:style-name="P1"/>
      <text:p text:style-name="P1"/>
      <text:p text:style-name="P1"/>
      <text:p text:style-name="P4"><text:soft-page-break/>Ce qui ne marche pas <text:span text:style-name="T7">ou mal /</text:span> <text:span text:style-name="T7">ce que nous n’avons pas pu faire </text:span>:</text:p>
      <text:p text:style-name="P5"/>
      <text:p text:style-name="P25">- Quelques bugs graphiques de source inconnue.</text:p>
      <text:p text:style-name="P5">- Capacité de l’ingénieur pas optimisé (il ne peut pas assécher 2 cases en dernière action).</text:p>
      <text:p text:style-name="P9">- <text:span text:style-name="T8">L</text:span>e pilote peut sortir d’une tuile <text:span text:style-name="T4">en utilisant son pouvoir.</text:span></text:p>
      <text:p text:style-name="P10">- Nous n’avons pas codé le pouvoir du messager.</text:p>
      <text:p text:style-name="P11">- On ne <text:s/>choisi pas à qui on donne une carte : on la donnera toujours au dernier joueur de l’arraylist&lt;joueur&gt; de la case.</text:p>
      <text:p text:style-name="P11">- Un sac de sable peut être utilisé alors qu’il n’y a pas de tuiles à assècher.</text:p>
      <text:p text:style-name="P10"/>
      <text:p text:style-name="P14">- Nous n’avons pas géré si un joueur est sur une tuile coulée et que toutes les tuiles adjacentes à la sienne le son<text:span text:style-name="T6">t</text:span> aussi.</text:p>
      <text:p text:style-name="P14"/>
      <text:p text:style-name="P17">- Quelques erreurs de gestion des phases :</text:p>
      <text:p text:style-name="P17"><text:tab/>Lorsqu’on joue une carte, on peut mettre fin du tour avant d’avoir utilisé son pouvoir, la <text:tab/>carte est défauss<text:span text:style-name="T9">é</text:span> quand même.</text:p>
      <text:p text:style-name="P14"/>
      <text:p text:style-name="P14"/>
      <text:p text:style-name="P18">Commentaires :</text:p>
      <text:p text:style-name="P19">- Quand on appuie sur jouer carte et qu’on clique sur celle que l’on veut, elle est défaussé tout de suite : pas de retour possible.</text:p>
      <text:p text:style-name="P20">- L’hélico ne transporte que le joueur qui possède la carte.</text:p>
      <text:p text:style-name="P18"/>
      <text:p text:style-name="P1"><text:tab/><text:tab/></text:p>
      <text:p text:style-name="P4">Amélioration possible : </text:p>
      <text:p text:style-name="P5">* <text:span text:style-name="T9">Mieux gérer le guidage du joueur et les phases de jeu :</text:span></text:p>
      <text:p text:style-name="P5"/>
      <text:p text:style-name="P5"><text:span text:style-name="T9">- Désactiver le bouton récupérer trésor lorsque le joueur ne peut pas en récupérer.</text:span></text:p>
      <text:p text:style-name="P5">- D<text:span text:style-name="T9">é</text:span>sactiver le bouton donner carte lorsque <text:span text:style-name="T9">le joueur ne peut pas en donner.</text:span></text:p>
      <text:p text:style-name="P22">- Désactiver les boutons quand le joueur n’a plus d’action, et surbriller le bouton fin du tour (Pour l’instant une messageBox indique au joueur qu’il n’a pas d’actions).</text:p>
      <text:p text:style-name="P22"/>
      <text:p text:style-name="P2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5:28:24.551173952</meta:creation-date>
    <dc:date>2017-01-12T09:46:47.232338309</dc:date>
    <meta:editing-duration>PT1H20M5S</meta:editing-duration>
    <meta:editing-cycles>13</meta:editing-cycles>
    <meta:generator>LibreOffice/5.2.4.2.1$Linux_X86_64 LibreOffice_project/20m0$Build-2</meta:generator>
    <meta:document-statistic meta:table-count="0" meta:image-count="0" meta:object-count="0" meta:page-count="2" meta:paragraph-count="56" meta:word-count="635" meta:character-count="3363" meta:non-whitespace-character-count="2719"/>
  </office:meta>
</office:document-meta>
</file>